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4.15pt"/>
    </style:style>
    <style:style style:name="co4" style:family="table-column">
      <style:table-column-properties fo:break-before="auto" style:column-width="14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RecordAvg" table:style-name="ta1">
        <table:shapes>
          <draw:frame draw:z-index="0" draw:style-name="gr1" draw:text-style-name="P1" svg:width="453.69pt" svg:height="254.75pt" svg:x="228.19pt" svg:y="30.98pt">
            <loext:p draw:notify-on-update-of-ranges="rtuRecordAvg.C1:rtuRecordAvg.C100 rtuRecordAvg.D1:rtuRecordAvg.D100 rtuRecordAvg.C1:rtuRecordAvg.C100 rtuRecordAvg.E1:rtuRecord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1.5885670558" calcext:value-type="float">
            <text:p>1.58856705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2.1525043456" calcext:value-type="float">
            <text:p>2.15250434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2.3659392124" calcext:value-type="float">
            <text:p>2.3659392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2.1313507602" calcext:value-type="float">
            <text:p>2.1313507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2.2830289786" calcext:value-type="float">
            <text:p>2.28302897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2.0274901846" calcext:value-type="float">
            <text:p>2.02749018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2.1895175483" calcext:value-type="float">
            <text:p>2.1895175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1.509452489" calcext:value-type="float">
            <text:p>1.509452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1.5841666293" calcext:value-type="float">
            <text:p>1.5841666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2.3615494165" calcext:value-type="float">
            <text:p>2.3615494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1.5405581015" calcext:value-type="float">
            <text:p>1.5405581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2.0155874471" calcext:value-type="float">
            <text:p>2.01558744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2.0688351282" calcext:value-type="float">
            <text:p>2.0688351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1.7980604243" calcext:value-type="float">
            <text:p>1.7980604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2.3294734271" calcext:value-type="float">
            <text:p>2.3294734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2.1892664048" calcext:value-type="float">
            <text:p>2.1892664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1.8256164412" calcext:value-type="float">
            <text:p>1.8256164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2.3066198549" calcext:value-type="float">
            <text:p>2.3066198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1.5721700321" calcext:value-type="float">
            <text:p>1.5721700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608" calcext:value-type="float">
            <text:p>12608</text:p>
          </table:table-cell>
          <table:table-cell office:value-type="float" office:value="60" calcext:value-type="float">
            <text:p>60</text:p>
          </table:table-cell>
          <table:table-cell office:value-type="float" office:value="6.0837863615" calcext:value-type="float">
            <text:p>6.0837863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072" calcext:value-type="float">
            <text:p>13072</text:p>
          </table:table-cell>
          <table:table-cell office:value-type="float" office:value="63" calcext:value-type="float">
            <text:p>63</text:p>
          </table:table-cell>
          <table:table-cell office:value-type="float" office:value="5.7681787979" calcext:value-type="float">
            <text:p>5.7681787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536" calcext:value-type="float">
            <text:p>13536</text:p>
          </table:table-cell>
          <table:table-cell office:value-type="float" office:value="66" calcext:value-type="float">
            <text:p>66</text:p>
          </table:table-cell>
          <table:table-cell office:value-type="float" office:value="5.5447939075" calcext:value-type="float">
            <text:p>5.5447939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000" calcext:value-type="float">
            <text:p>14000</text:p>
          </table:table-cell>
          <table:table-cell office:value-type="float" office:value="69" calcext:value-type="float">
            <text:p>69</text:p>
          </table:table-cell>
          <table:table-cell office:value-type="float" office:value="5.8816748167" calcext:value-type="float">
            <text:p>5.88167481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64" calcext:value-type="float">
            <text:p>14464</text:p>
          </table:table-cell>
          <table:table-cell office:value-type="float" office:value="72" calcext:value-type="float">
            <text:p>72</text:p>
          </table:table-cell>
          <table:table-cell office:value-type="float" office:value="5.9859362823" calcext:value-type="float">
            <text:p>5.98593628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928" calcext:value-type="float">
            <text:p>14928</text:p>
          </table:table-cell>
          <table:table-cell office:value-type="float" office:value="75" calcext:value-type="float">
            <text:p>75</text:p>
          </table:table-cell>
          <table:table-cell office:value-type="float" office:value="5.8047202528" calcext:value-type="float">
            <text:p>5.8047202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392" calcext:value-type="float">
            <text:p>15392</text:p>
          </table:table-cell>
          <table:table-cell office:value-type="float" office:value="78" calcext:value-type="float">
            <text:p>78</text:p>
          </table:table-cell>
          <table:table-cell office:value-type="float" office:value="6.4191536853" calcext:value-type="float">
            <text:p>6.4191536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856" calcext:value-type="float">
            <text:p>15856</text:p>
          </table:table-cell>
          <table:table-cell office:value-type="float" office:value="81" calcext:value-type="float">
            <text:p>81</text:p>
          </table:table-cell>
          <table:table-cell office:value-type="float" office:value="5.7374130134" calcext:value-type="float">
            <text:p>5.7374130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320" calcext:value-type="float">
            <text:p>16320</text:p>
          </table:table-cell>
          <table:table-cell office:value-type="float" office:value="84" calcext:value-type="float">
            <text:p>84</text:p>
          </table:table-cell>
          <table:table-cell office:value-type="float" office:value="5.8649141312" calcext:value-type="float">
            <text:p>5.8649141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784" calcext:value-type="float">
            <text:p>16784</text:p>
          </table:table-cell>
          <table:table-cell office:value-type="float" office:value="87" calcext:value-type="float">
            <text:p>87</text:p>
          </table:table-cell>
          <table:table-cell office:value-type="float" office:value="5.8777949705" calcext:value-type="float">
            <text:p>5.8777949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250" calcext:value-type="float">
            <text:p>17250</text:p>
          </table:table-cell>
          <table:table-cell office:value-type="float" office:value="90" calcext:value-type="float">
            <text:p>90</text:p>
          </table:table-cell>
          <table:table-cell office:value-type="float" office:value="6.2502747288" calcext:value-type="float">
            <text:p>6.2502747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732" calcext:value-type="float">
            <text:p>18732</text:p>
          </table:table-cell>
          <table:table-cell office:value-type="float" office:value="93" calcext:value-type="float">
            <text:p>93</text:p>
          </table:table-cell>
          <table:table-cell office:value-type="float" office:value="6.1267209041" calcext:value-type="float">
            <text:p>6.1267209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196" calcext:value-type="float">
            <text:p>19196</text:p>
          </table:table-cell>
          <table:table-cell office:value-type="float" office:value="96" calcext:value-type="float">
            <text:p>96</text:p>
          </table:table-cell>
          <table:table-cell office:value-type="float" office:value="6.1251008314" calcext:value-type="float">
            <text:p>6.1251008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660" calcext:value-type="float">
            <text:p>19660</text:p>
          </table:table-cell>
          <table:table-cell office:value-type="float" office:value="99" calcext:value-type="float">
            <text:p>99</text:p>
          </table:table-cell>
          <table:table-cell office:value-type="float" office:value="6.0911370378" calcext:value-type="float">
            <text:p>6.0911370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24" calcext:value-type="float">
            <text:p>20124</text:p>
          </table:table-cell>
          <table:table-cell office:value-type="float" office:value="102" calcext:value-type="float">
            <text:p>102</text:p>
          </table:table-cell>
          <table:table-cell office:value-type="float" office:value="5.9683748336" calcext:value-type="float">
            <text:p>5.9683748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588" calcext:value-type="float">
            <text:p>20588</text:p>
          </table:table-cell>
          <table:table-cell office:value-type="float" office:value="105" calcext:value-type="float">
            <text:p>105</text:p>
          </table:table-cell>
          <table:table-cell office:value-type="float" office:value="6.1864177898" calcext:value-type="float">
            <text:p>6.18641778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052" calcext:value-type="float">
            <text:p>21052</text:p>
          </table:table-cell>
          <table:table-cell office:value-type="float" office:value="108" calcext:value-type="float">
            <text:p>108</text:p>
          </table:table-cell>
          <table:table-cell office:value-type="float" office:value="6.1320363318" calcext:value-type="float">
            <text:p>6.1320363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516" calcext:value-type="float">
            <text:p>21516</text:p>
          </table:table-cell>
          <table:table-cell office:value-type="float" office:value="111" calcext:value-type="float">
            <text:p>111</text:p>
          </table:table-cell>
          <table:table-cell office:value-type="float" office:value="6.2552698789" calcext:value-type="float">
            <text:p>6.2552698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980" calcext:value-type="float">
            <text:p>21980</text:p>
          </table:table-cell>
          <table:table-cell office:value-type="float" office:value="114" calcext:value-type="float">
            <text:p>114</text:p>
          </table:table-cell>
          <table:table-cell office:value-type="float" office:value="6.3617109785" calcext:value-type="float">
            <text:p>6.3617109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444" calcext:value-type="float">
            <text:p>22444</text:p>
          </table:table-cell>
          <table:table-cell office:value-type="float" office:value="117" calcext:value-type="float">
            <text:p>117</text:p>
          </table:table-cell>
          <table:table-cell office:value-type="float" office:value="5.8940536054" calcext:value-type="float">
            <text:p>5.8940536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908" calcext:value-type="float">
            <text:p>22908</text:p>
          </table:table-cell>
          <table:table-cell office:value-type="float" office:value="120" calcext:value-type="float">
            <text:p>120</text:p>
          </table:table-cell>
          <table:table-cell office:value-type="float" office:value="6.0968282064" calcext:value-type="float">
            <text:p>6.0968282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498" calcext:value-type="float">
            <text:p>24498</text:p>
          </table:table-cell>
          <table:table-cell office:value-type="float" office:value="123" calcext:value-type="float">
            <text:p>123</text:p>
          </table:table-cell>
          <table:table-cell office:value-type="float" office:value="5.5914042569" calcext:value-type="float">
            <text:p>5.5914042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6586" calcext:value-type="float">
            <text:p>26586</text:p>
          </table:table-cell>
          <table:table-cell office:value-type="float" office:value="126" calcext:value-type="float">
            <text:p>126</text:p>
          </table:table-cell>
          <table:table-cell office:value-type="float" office:value="5.9040960371" calcext:value-type="float">
            <text:p>5.90409603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050" calcext:value-type="float">
            <text:p>27050</text:p>
          </table:table-cell>
          <table:table-cell office:value-type="float" office:value="129" calcext:value-type="float">
            <text:p>129</text:p>
          </table:table-cell>
          <table:table-cell office:value-type="float" office:value="6.1632978831" calcext:value-type="float">
            <text:p>6.1632978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514" calcext:value-type="float">
            <text:p>27514</text:p>
          </table:table-cell>
          <table:table-cell office:value-type="float" office:value="132" calcext:value-type="float">
            <text:p>132</text:p>
          </table:table-cell>
          <table:table-cell office:value-type="float" office:value="5.8503585061" calcext:value-type="float">
            <text:p>5.8503585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978" calcext:value-type="float">
            <text:p>27978</text:p>
          </table:table-cell>
          <table:table-cell office:value-type="float" office:value="135" calcext:value-type="float">
            <text:p>135</text:p>
          </table:table-cell>
          <table:table-cell office:value-type="float" office:value="6.0611298789" calcext:value-type="float">
            <text:p>6.0611298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442" calcext:value-type="float">
            <text:p>28442</text:p>
          </table:table-cell>
          <table:table-cell office:value-type="float" office:value="138" calcext:value-type="float">
            <text:p>138</text:p>
          </table:table-cell>
          <table:table-cell office:value-type="float" office:value="6.042940293" calcext:value-type="float">
            <text:p>6.042940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906" calcext:value-type="float">
            <text:p>28906</text:p>
          </table:table-cell>
          <table:table-cell office:value-type="float" office:value="141" calcext:value-type="float">
            <text:p>141</text:p>
          </table:table-cell>
          <table:table-cell office:value-type="float" office:value="6.1603354523" calcext:value-type="float">
            <text:p>6.1603354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370" calcext:value-type="float">
            <text:p>29370</text:p>
          </table:table-cell>
          <table:table-cell office:value-type="float" office:value="144" calcext:value-type="float">
            <text:p>144</text:p>
          </table:table-cell>
          <table:table-cell office:value-type="float" office:value="6.0886712729" calcext:value-type="float">
            <text:p>6.0886712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834" calcext:value-type="float">
            <text:p>29834</text:p>
          </table:table-cell>
          <table:table-cell office:value-type="float" office:value="147" calcext:value-type="float">
            <text:p>147</text:p>
          </table:table-cell>
          <table:table-cell office:value-type="float" office:value="6.3927560844" calcext:value-type="float">
            <text:p>6.39275608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298" calcext:value-type="float">
            <text:p>30298</text:p>
          </table:table-cell>
          <table:table-cell office:value-type="float" office:value="150" calcext:value-type="float">
            <text:p>150</text:p>
          </table:table-cell>
          <table:table-cell office:value-type="float" office:value="5.9188891709" calcext:value-type="float">
            <text:p>5.91888917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762" calcext:value-type="float">
            <text:p>30762</text:p>
          </table:table-cell>
          <table:table-cell office:value-type="float" office:value="153" calcext:value-type="float">
            <text:p>153</text:p>
          </table:table-cell>
          <table:table-cell office:value-type="float" office:value="5.9610578602" calcext:value-type="float">
            <text:p>5.9610578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1226" calcext:value-type="float">
            <text:p>31226</text:p>
          </table:table-cell>
          <table:table-cell office:value-type="float" office:value="156" calcext:value-type="float">
            <text:p>156</text:p>
          </table:table-cell>
          <table:table-cell office:value-type="float" office:value="6.1825749409" calcext:value-type="float">
            <text:p>6.18257494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1690" calcext:value-type="float">
            <text:p>31690</text:p>
          </table:table-cell>
          <table:table-cell office:value-type="float" office:value="159" calcext:value-type="float">
            <text:p>159</text:p>
          </table:table-cell>
          <table:table-cell office:value-type="float" office:value="5.9490826636" calcext:value-type="float">
            <text:p>5.9490826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154" calcext:value-type="float">
            <text:p>32154</text:p>
          </table:table-cell>
          <table:table-cell office:value-type="float" office:value="162" calcext:value-type="float">
            <text:p>162</text:p>
          </table:table-cell>
          <table:table-cell office:value-type="float" office:value="5.6470778695" calcext:value-type="float">
            <text:p>5.6470778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618" calcext:value-type="float">
            <text:p>32618</text:p>
          </table:table-cell>
          <table:table-cell office:value-type="float" office:value="165" calcext:value-type="float">
            <text:p>165</text:p>
          </table:table-cell>
          <table:table-cell office:value-type="float" office:value="6.2685076888" calcext:value-type="float">
            <text:p>6.26850768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3082" calcext:value-type="float">
            <text:p>33082</text:p>
          </table:table-cell>
          <table:table-cell office:value-type="float" office:value="168" calcext:value-type="float">
            <text:p>168</text:p>
          </table:table-cell>
          <table:table-cell office:value-type="float" office:value="6.2197961585" calcext:value-type="float">
            <text:p>6.2197961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3546" calcext:value-type="float">
            <text:p>33546</text:p>
          </table:table-cell>
          <table:table-cell office:value-type="float" office:value="171" calcext:value-type="float">
            <text:p>171</text:p>
          </table:table-cell>
          <table:table-cell office:value-type="float" office:value="5.8643314554" calcext:value-type="float">
            <text:p>5.86433145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010" calcext:value-type="float">
            <text:p>34010</text:p>
          </table:table-cell>
          <table:table-cell office:value-type="float" office:value="174" calcext:value-type="float">
            <text:p>174</text:p>
          </table:table-cell>
          <table:table-cell office:value-type="float" office:value="6.0725098061" calcext:value-type="float">
            <text:p>6.0725098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474" calcext:value-type="float">
            <text:p>34474</text:p>
          </table:table-cell>
          <table:table-cell office:value-type="float" office:value="177" calcext:value-type="float">
            <text:p>177</text:p>
          </table:table-cell>
          <table:table-cell office:value-type="float" office:value="5.8382682551" calcext:value-type="float">
            <text:p>5.8382682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4940" calcext:value-type="float">
            <text:p>34940</text:p>
          </table:table-cell>
          <table:table-cell office:value-type="float" office:value="180" calcext:value-type="float">
            <text:p>180</text:p>
          </table:table-cell>
          <table:table-cell office:value-type="float" office:value="6.2230989004" calcext:value-type="float">
            <text:p>6.2230989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484" calcext:value-type="float">
            <text:p>36484</text:p>
          </table:table-cell>
          <table:table-cell office:value-type="float" office:value="183" calcext:value-type="float">
            <text:p>183</text:p>
          </table:table-cell>
          <table:table-cell office:value-type="float" office:value="5.98518232" calcext:value-type="float">
            <text:p>5.98518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948" calcext:value-type="float">
            <text:p>36948</text:p>
          </table:table-cell>
          <table:table-cell office:value-type="float" office:value="186" calcext:value-type="float">
            <text:p>186</text:p>
          </table:table-cell>
          <table:table-cell office:value-type="float" office:value="5.9398508005" calcext:value-type="float">
            <text:p>5.9398508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412" calcext:value-type="float">
            <text:p>37412</text:p>
          </table:table-cell>
          <table:table-cell office:value-type="float" office:value="189" calcext:value-type="float">
            <text:p>189</text:p>
          </table:table-cell>
          <table:table-cell office:value-type="float" office:value="5.7849141841" calcext:value-type="float">
            <text:p>5.78491418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7876" calcext:value-type="float">
            <text:p>37876</text:p>
          </table:table-cell>
          <table:table-cell office:value-type="float" office:value="192" calcext:value-type="float">
            <text:p>192</text:p>
          </table:table-cell>
          <table:table-cell office:value-type="float" office:value="5.952768863" calcext:value-type="float">
            <text:p>5.9527688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340" calcext:value-type="float">
            <text:p>38340</text:p>
          </table:table-cell>
          <table:table-cell office:value-type="float" office:value="195" calcext:value-type="float">
            <text:p>195</text:p>
          </table:table-cell>
          <table:table-cell office:value-type="float" office:value="6.2704204506" calcext:value-type="float">
            <text:p>6.2704204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804" calcext:value-type="float">
            <text:p>38804</text:p>
          </table:table-cell>
          <table:table-cell office:value-type="float" office:value="198" calcext:value-type="float">
            <text:p>198</text:p>
          </table:table-cell>
          <table:table-cell office:value-type="float" office:value="5.9721797547" calcext:value-type="float">
            <text:p>5.9721797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268" calcext:value-type="float">
            <text:p>39268</text:p>
          </table:table-cell>
          <table:table-cell office:value-type="float" office:value="201" calcext:value-type="float">
            <text:p>201</text:p>
          </table:table-cell>
          <table:table-cell office:value-type="float" office:value="5.9825806103" calcext:value-type="float">
            <text:p>5.9825806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9732" calcext:value-type="float">
            <text:p>39732</text:p>
          </table:table-cell>
          <table:table-cell office:value-type="float" office:value="204" calcext:value-type="float">
            <text:p>204</text:p>
          </table:table-cell>
          <table:table-cell office:value-type="float" office:value="6.1189022009" calcext:value-type="float">
            <text:p>6.118902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196" calcext:value-type="float">
            <text:p>40196</text:p>
          </table:table-cell>
          <table:table-cell office:value-type="float" office:value="207" calcext:value-type="float">
            <text:p>207</text:p>
          </table:table-cell>
          <table:table-cell office:value-type="float" office:value="5.892285745" calcext:value-type="float">
            <text:p>5.8922857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660" calcext:value-type="float">
            <text:p>40660</text:p>
          </table:table-cell>
          <table:table-cell office:value-type="float" office:value="210" calcext:value-type="float">
            <text:p>210</text:p>
          </table:table-cell>
          <table:table-cell office:value-type="float" office:value="5.7248730475" calcext:value-type="float">
            <text:p>5.7248730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124" calcext:value-type="float">
            <text:p>41124</text:p>
          </table:table-cell>
          <table:table-cell office:value-type="float" office:value="213" calcext:value-type="float">
            <text:p>213</text:p>
          </table:table-cell>
          <table:table-cell office:value-type="float" office:value="6.027172487" calcext:value-type="float">
            <text:p>6.0271724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1588" calcext:value-type="float">
            <text:p>41588</text:p>
          </table:table-cell>
          <table:table-cell office:value-type="float" office:value="216" calcext:value-type="float">
            <text:p>216</text:p>
          </table:table-cell>
          <table:table-cell office:value-type="float" office:value="6.0519491445" calcext:value-type="float">
            <text:p>6.05194914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052" calcext:value-type="float">
            <text:p>42052</text:p>
          </table:table-cell>
          <table:table-cell office:value-type="float" office:value="219" calcext:value-type="float">
            <text:p>219</text:p>
          </table:table-cell>
          <table:table-cell office:value-type="float" office:value="5.88515236" calcext:value-type="float">
            <text:p>5.88515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516" calcext:value-type="float">
            <text:p>42516</text:p>
          </table:table-cell>
          <table:table-cell office:value-type="float" office:value="222" calcext:value-type="float">
            <text:p>222</text:p>
          </table:table-cell>
          <table:table-cell office:value-type="float" office:value="5.6434857104" calcext:value-type="float">
            <text:p>5.6434857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980" calcext:value-type="float">
            <text:p>42980</text:p>
          </table:table-cell>
          <table:table-cell office:value-type="float" office:value="225" calcext:value-type="float">
            <text:p>225</text:p>
          </table:table-cell>
          <table:table-cell office:value-type="float" office:value="5.800034636" calcext:value-type="float">
            <text:p>5.800034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444" calcext:value-type="float">
            <text:p>43444</text:p>
          </table:table-cell>
          <table:table-cell office:value-type="float" office:value="228" calcext:value-type="float">
            <text:p>228</text:p>
          </table:table-cell>
          <table:table-cell office:value-type="float" office:value="6.1993545911" calcext:value-type="float">
            <text:p>6.19935459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908" calcext:value-type="float">
            <text:p>43908</text:p>
          </table:table-cell>
          <table:table-cell office:value-type="float" office:value="231" calcext:value-type="float">
            <text:p>231</text:p>
          </table:table-cell>
          <table:table-cell office:value-type="float" office:value="5.6194675426" calcext:value-type="float">
            <text:p>5.61946754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4372" calcext:value-type="float">
            <text:p>44372</text:p>
          </table:table-cell>
          <table:table-cell office:value-type="float" office:value="234" calcext:value-type="float">
            <text:p>234</text:p>
          </table:table-cell>
          <table:table-cell office:value-type="float" office:value="5.7440549556" calcext:value-type="float">
            <text:p>5.7440549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4836" calcext:value-type="float">
            <text:p>44836</text:p>
          </table:table-cell>
          <table:table-cell office:value-type="float" office:value="237" calcext:value-type="float">
            <text:p>237</text:p>
          </table:table-cell>
          <table:table-cell office:value-type="float" office:value="5.920831724" calcext:value-type="float">
            <text:p>5.9208317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300" calcext:value-type="float">
            <text:p>45300</text:p>
          </table:table-cell>
          <table:table-cell office:value-type="float" office:value="240" calcext:value-type="float">
            <text:p>240</text:p>
          </table:table-cell>
          <table:table-cell office:value-type="float" office:value="5.6155557825" calcext:value-type="float">
            <text:p>5.61555578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5764" calcext:value-type="float">
            <text:p>45764</text:p>
          </table:table-cell>
          <table:table-cell office:value-type="float" office:value="243" calcext:value-type="float">
            <text:p>243</text:p>
          </table:table-cell>
          <table:table-cell office:value-type="float" office:value="5.701202393" calcext:value-type="float">
            <text:p>5.701202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7156" calcext:value-type="float">
            <text:p>47156</text:p>
          </table:table-cell>
          <table:table-cell office:value-type="float" office:value="246" calcext:value-type="float">
            <text:p>246</text:p>
          </table:table-cell>
          <table:table-cell office:value-type="float" office:value="5.9619980782" calcext:value-type="float">
            <text:p>5.96199807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244" calcext:value-type="float">
            <text:p>49244</text:p>
          </table:table-cell>
          <table:table-cell office:value-type="float" office:value="249" calcext:value-type="float">
            <text:p>249</text:p>
          </table:table-cell>
          <table:table-cell office:value-type="float" office:value="5.77525471" calcext:value-type="float">
            <text:p>5.775254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9708" calcext:value-type="float">
            <text:p>49708</text:p>
          </table:table-cell>
          <table:table-cell office:value-type="float" office:value="252" calcext:value-type="float">
            <text:p>252</text:p>
          </table:table-cell>
          <table:table-cell office:value-type="float" office:value="6.1931962816" calcext:value-type="float">
            <text:p>6.1931962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172" calcext:value-type="float">
            <text:p>50172</text:p>
          </table:table-cell>
          <table:table-cell office:value-type="float" office:value="255" calcext:value-type="float">
            <text:p>255</text:p>
          </table:table-cell>
          <table:table-cell office:value-type="float" office:value="6.1668639355" calcext:value-type="float">
            <text:p>6.1668639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636" calcext:value-type="float">
            <text:p>50636</text:p>
          </table:table-cell>
          <table:table-cell office:value-type="float" office:value="258" calcext:value-type="float">
            <text:p>258</text:p>
          </table:table-cell>
          <table:table-cell office:value-type="float" office:value="5.9891212907" calcext:value-type="float">
            <text:p>5.98912129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100" calcext:value-type="float">
            <text:p>51100</text:p>
          </table:table-cell>
          <table:table-cell office:value-type="float" office:value="261" calcext:value-type="float">
            <text:p>261</text:p>
          </table:table-cell>
          <table:table-cell office:value-type="float" office:value="5.9371747012" calcext:value-type="float">
            <text:p>5.9371747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64" calcext:value-type="float">
            <text:p>51564</text:p>
          </table:table-cell>
          <table:table-cell office:value-type="float" office:value="264" calcext:value-type="float">
            <text:p>264</text:p>
          </table:table-cell>
          <table:table-cell office:value-type="float" office:value="5.8137313972" calcext:value-type="float">
            <text:p>5.8137313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028" calcext:value-type="float">
            <text:p>52028</text:p>
          </table:table-cell>
          <table:table-cell office:value-type="float" office:value="267" calcext:value-type="float">
            <text:p>267</text:p>
          </table:table-cell>
          <table:table-cell office:value-type="float" office:value="6.122883662" calcext:value-type="float">
            <text:p>6.122883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494" calcext:value-type="float">
            <text:p>52494</text:p>
          </table:table-cell>
          <table:table-cell office:value-type="float" office:value="270" calcext:value-type="float">
            <text:p>270</text:p>
          </table:table-cell>
          <table:table-cell office:value-type="float" office:value="5.9168129804" calcext:value-type="float">
            <text:p>5.9168129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016" calcext:value-type="float">
            <text:p>54016</text:p>
          </table:table-cell>
          <table:table-cell office:value-type="float" office:value="273" calcext:value-type="float">
            <text:p>273</text:p>
          </table:table-cell>
          <table:table-cell office:value-type="float" office:value="5.9381117966" calcext:value-type="float">
            <text:p>5.93811179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480" calcext:value-type="float">
            <text:p>54480</text:p>
          </table:table-cell>
          <table:table-cell office:value-type="float" office:value="276" calcext:value-type="float">
            <text:p>276</text:p>
          </table:table-cell>
          <table:table-cell office:value-type="float" office:value="5.9783899437" calcext:value-type="float">
            <text:p>5.9783899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4944" calcext:value-type="float">
            <text:p>54944</text:p>
          </table:table-cell>
          <table:table-cell office:value-type="float" office:value="279" calcext:value-type="float">
            <text:p>279</text:p>
          </table:table-cell>
          <table:table-cell office:value-type="float" office:value="6.0361360814" calcext:value-type="float">
            <text:p>6.0361360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5408" calcext:value-type="float">
            <text:p>55408</text:p>
          </table:table-cell>
          <table:table-cell office:value-type="float" office:value="282" calcext:value-type="float">
            <text:p>282</text:p>
          </table:table-cell>
          <table:table-cell office:value-type="float" office:value="6.1404311322" calcext:value-type="float">
            <text:p>6.1404311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5872" calcext:value-type="float">
            <text:p>55872</text:p>
          </table:table-cell>
          <table:table-cell office:value-type="float" office:value="285" calcext:value-type="float">
            <text:p>285</text:p>
          </table:table-cell>
          <table:table-cell office:value-type="float" office:value="6.1202003615" calcext:value-type="float">
            <text:p>6.1202003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336" calcext:value-type="float">
            <text:p>56336</text:p>
          </table:table-cell>
          <table:table-cell office:value-type="float" office:value="288" calcext:value-type="float">
            <text:p>288</text:p>
          </table:table-cell>
          <table:table-cell office:value-type="float" office:value="5.7262519286" calcext:value-type="float">
            <text:p>5.7262519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6800" calcext:value-type="float">
            <text:p>56800</text:p>
          </table:table-cell>
          <table:table-cell office:value-type="float" office:value="291" calcext:value-type="float">
            <text:p>291</text:p>
          </table:table-cell>
          <table:table-cell office:value-type="float" office:value="6.0618510386" calcext:value-type="float">
            <text:p>6.06185103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264" calcext:value-type="float">
            <text:p>57264</text:p>
          </table:table-cell>
          <table:table-cell office:value-type="float" office:value="294" calcext:value-type="float">
            <text:p>294</text:p>
          </table:table-cell>
          <table:table-cell office:value-type="float" office:value="6.3311280118" calcext:value-type="float">
            <text:p>6.3311280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7728" calcext:value-type="float">
            <text:p>57728</text:p>
          </table:table-cell>
          <table:table-cell office:value-type="float" office:value="297" calcext:value-type="float">
            <text:p>297</text:p>
          </table:table-cell>
          <table:table-cell office:value-type="float" office:value="6.1364324253" calcext:value-type="float">
            <text:p>6.1364324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8192" calcext:value-type="float">
            <text:p>58192</text:p>
          </table:table-cell>
          <table:table-cell office:value-type="float" office:value="300" calcext:value-type="float">
            <text:p>300</text:p>
          </table:table-cell>
          <table:table-cell office:value-type="float" office:value="6.0977454464" calcext:value-type="float">
            <text:p>6.097745446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25:34.626165224</dc:date>
    <meta:editing-duration>PT36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8.988cm" xlink:href=".." xlink:type="simple" chart:class="chart:scatter" chart:style-name="ch1">
        <chart:title svg:x="5.712cm" svg:y="0.314cm" chart:style-name="ch2">
          <text:p>Avg energy generation</text:p>
        </chart:title>
        <chart:subtitle svg:x="6.572cm" svg:y="1.284cm" chart:style-name="ch3">
          <text:p>RTU-real status</text:p>
        </chart:subtitle>
        <chart:legend chart:legend-position="end" svg:x="13.12cm" svg:y="3.919cm" style:legend-expansion="high" chart:style-name="ch4"/>
        <chart:plot-area chart:style-name="ch5" table:cell-range-address="rtuRecordAvg.C1:rtuRecordAvg.E100" chart:data-source-has-labels="row" svg:x="0.32cm" svg:y="2.15cm" svg:width="12.48cm" svg:height="6.659cm">
          <chartooo:coordinate-region svg:x="0.783cm" svg:y="2.364cm" svg:width="11.698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RecordAvg.D1:rtuRecordAvg.D100" loext:label-string="avg" chart:class="chart:scatter">
            <chart:domain table:cell-range-address="rtuRecordAvg.C1:rtuRecordAvg.C100"/>
            <chart:data-point chart:repeated="100"/>
          </chart:series>
          <chart:series chart:style-name="ch9" chart:values-cell-range-address="rtuRecordAvg.E1:rtuRecord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RecordAvg.C1:rtuRecordAvg.C100</svg:desc>
                </draw:g>
              </table:table-cell>
              <table:table-cell office:value-type="float" office:value="1.5885670558">
                <text:p>1.5885670558</text:p>
                <draw:g>
                  <svg:desc>rtuRecordAvg.D1:rtuRecordAvg.D100</svg:desc>
                </draw:g>
              </table:table-cell>
              <table:table-cell office:value-type="float" office:value="5">
                <text:p>5</text:p>
                <draw:g>
                  <svg:desc>rtuRecordAvg.E1:rtuRecord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1525043456">
                <text:p>2.1525043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.3659392124">
                <text:p>2.3659392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1313507602">
                <text:p>2.1313507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.2830289786">
                <text:p>2.2830289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.0274901846">
                <text:p>2.02749018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.1895175483">
                <text:p>2.1895175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509452489">
                <text:p>1.509452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5841666293">
                <text:p>1.5841666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.3615494165">
                <text:p>2.361549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5405581015">
                <text:p>1.5405581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.0155874471">
                <text:p>2.0155874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2.0688351282">
                <text:p>2.0688351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.7980604243">
                <text:p>1.7980604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2.3294734271">
                <text:p>2.3294734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.1892664048">
                <text:p>2.1892664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1.8256164412">
                <text:p>1.8256164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2.3066198549">
                <text:p>2.3066198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.5721700321">
                <text:p>1.5721700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6.0837863615">
                <text:p>6.0837863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5.7681787979">
                <text:p>5.7681787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5.5447939075">
                <text:p>5.54479390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5.8816748167">
                <text:p>5.8816748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5.9859362823">
                <text:p>5.98593628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5.8047202528">
                <text:p>5.8047202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6.4191536853">
                <text:p>6.4191536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5.7374130134">
                <text:p>5.7374130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5.8649141312">
                <text:p>5.864914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5.8777949705">
                <text:p>5.87779497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6.2502747288">
                <text:p>6.2502747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6.1267209041">
                <text:p>6.12672090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6.1251008314">
                <text:p>6.1251008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6.0911370378">
                <text:p>6.0911370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5.9683748336">
                <text:p>5.9683748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6.1864177898">
                <text:p>6.1864177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6.1320363318">
                <text:p>6.1320363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6.2552698789">
                <text:p>6.2552698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6.3617109785">
                <text:p>6.3617109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5.8940536054">
                <text:p>5.8940536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6.0968282064">
                <text:p>6.0968282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5.5914042569">
                <text:p>5.5914042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5.9040960371">
                <text:p>5.9040960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6.1632978831">
                <text:p>6.1632978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5.8503585061">
                <text:p>5.8503585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6.0611298789">
                <text:p>6.0611298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6.042940293">
                <text:p>6.042940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6.1603354523">
                <text:p>6.16033545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6.0886712729">
                <text:p>6.088671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6.3927560844">
                <text:p>6.3927560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5.9188891709">
                <text:p>5.9188891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5.9610578602">
                <text:p>5.96105786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6.1825749409">
                <text:p>6.18257494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5.9490826636">
                <text:p>5.9490826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5.6470778695">
                <text:p>5.64707786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6.2685076888">
                <text:p>6.26850768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6.2197961585">
                <text:p>6.2197961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5.8643314554">
                <text:p>5.8643314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6.0725098061">
                <text:p>6.07250980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5.8382682551">
                <text:p>5.8382682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6.2230989004">
                <text:p>6.22309890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5.98518232">
                <text:p>5.98518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5.9398508005">
                <text:p>5.93985080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5.7849141841">
                <text:p>5.7849141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5.952768863">
                <text:p>5.9527688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6.2704204506">
                <text:p>6.2704204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5.9721797547">
                <text:p>5.9721797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5.9825806103">
                <text:p>5.9825806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6.1189022009">
                <text:p>6.1189022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5.892285745">
                <text:p>5.892285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5.7248730475">
                <text:p>5.7248730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6.027172487">
                <text:p>6.027172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6.0519491445">
                <text:p>6.0519491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5.88515236">
                <text:p>5.88515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5.6434857104">
                <text:p>5.6434857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5.800034636">
                <text:p>5.800034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6.1993545911">
                <text:p>6.19935459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5.6194675426">
                <text:p>5.6194675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5.7440549556">
                <text:p>5.7440549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5.920831724">
                <text:p>5.920831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5.6155557825">
                <text:p>5.6155557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5.701202393">
                <text:p>5.701202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5.9619980782">
                <text:p>5.9619980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5.77525471">
                <text:p>5.77525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6.1931962816">
                <text:p>6.1931962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6.1668639355">
                <text:p>6.1668639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5.9891212907">
                <text:p>5.98912129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5.9371747012">
                <text:p>5.93717470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5.8137313972">
                <text:p>5.8137313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6.122883662">
                <text:p>6.122883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5.9168129804">
                <text:p>5.9168129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5.9381117966">
                <text:p>5.9381117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5.9783899437">
                <text:p>5.9783899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6.0361360814">
                <text:p>6.0361360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6.1404311322">
                <text:p>6.1404311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6.1202003615">
                <text:p>6.1202003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5.7262519286">
                <text:p>5.7262519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6.0618510386">
                <text:p>6.0618510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6.3311280118">
                <text:p>6.3311280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6.1364324253">
                <text:p>6.1364324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6.0977454464">
                <text:p>6.097745446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